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9acd" officeooo:paragraph-rsid="000c9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</text:p>
      <text:p text:style-name="P1"/>
      <text:p text:style-name="P1">Modelos de programación en entornos cliente/servidor</text:p>
      <text:p text:style-name="P1"/>
      <text:p text:style-name="P1">El acceso a una pagina web es el resultado de un conjunto de interacciones entre varios entornos.</text:p>
      <text:p text:style-name="P1"/>
      <text:p text:style-name="P1">Estamos hablando de un entorno de programación cliente-servidor, en el que el cliente se comunica con un servidor para obtener cierto tipo de información.</text:p>
      <text:p text:style-name="P1"/>
      <text:p text:style-name="P1">Si el acceso se realiza a paginas a cuyo funcionamiento no varia y se muestran tal y como se crearon, se trata de paginas web estáticas.</text:p>
      <text:p text:style-name="P1"/>
      <text:p text:style-name="P1">En el caso de las paginas estáticas, se establece una comunicación cliente-servidor en la que el usuario solicita, a través del navegador, una pagina a un servidor de pagina web.</text:p>
      <text:p text:style-name="P1"/>
      <text:p text:style-name="P1">Atendiendo al diagrama anterior, la secuencia de pasos para recuperar un sitio web es:</text:p>
      <text:p text:style-name="P1"/>
      <text:p text:style-name="P1">- El cliente introduce una URL en el navegador.</text:p>
      <text:p text:style-name="P1"/>
      <text:p text:style-name="P1">- Se modela una petición HTTP, que se enviá al servidor web.</text:p>
      <text:p text:style-name="P1"/>
      <text:p text:style-name="P1">- El servidor realiza una búsqueda de recursos solicitados y los recupera.</text:p>
      <text:p text:style-name="P1"/>
      <text:p text:style-name="P1">- Finalmente, la pagina se envia de nuevo al cliente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1:16:41.695000000</meta:creation-date>
    <dc:date>2023-09-21T12:52:23.347000000</dc:date>
    <meta:editing-duration>PT1H35M42S</meta:editing-duration>
    <meta:editing-cycles>1</meta:editing-cycles>
    <meta:document-statistic meta:table-count="0" meta:image-count="0" meta:object-count="0" meta:page-count="1" meta:paragraph-count="11" meta:word-count="162" meta:character-count="943" meta:non-whitespace-character-count="792"/>
    <meta:generator>LibreOffice/7.6.1.2$Windows_X86_64 LibreOffice_project/f5defcebd022c5bc36bbb79be232cb6926d8f674</meta:generator>
  </office:meta>
</office:document-meta>
</file>